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18094" calcext:value-type="float">
            <text:p>18094</text:p>
          </table:table-cell>
          <table:table-cell table:formula="of:=SUM([.F2:.F163])" office:value-type="float" office:value="93" calcext:value-type="float">
            <text:p>93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8875" calcext:value-type="float">
            <text:p>18875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5])" office:value-type="float" office:value="34" calcext:value-type="float">
            <text:p>34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5])" office:value-type="float" office:value="19078" calcext:value-type="float">
            <text:p>190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2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3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4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5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6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7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8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9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0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1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2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3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4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5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6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7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8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9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0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1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2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3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4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5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0:57:32.0115782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8-01T10:59:55.182310867</dc:date>
    <meta:editing-duration>PT8H14M50S</meta:editing-duration>
    <meta:editing-cycles>75</meta:editing-cycles>
    <meta:generator>LibreOffice/4.3.3.2$Linux_X86_64 LibreOffice_project/430m0$Build-2</meta:generator>
    <dc:creator>Marcelo Diniz</dc:creator>
    <meta:document-statistic meta:table-count="3" meta:cell-count="18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">
                <text:p>42</text:p>
                <draw:g>
                  <svg:desc>Cálculos.H165:Cálculos.H165 Cálculos.F165:Cálculos.F165</svg:desc>
                </draw:g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18094">
                <text:p>180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